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paragraph-rsid="00c20b50"/>
    </style:style>
    <style:style style:name="P2" style:family="paragraph" style:parent-style-name="Standard">
      <style:text-properties fo:font-size="18pt" officeooo:rsid="00c556e9" officeooo:paragraph-rsid="00c556e9"/>
    </style:style>
    <style:style style:name="P3" style:family="paragraph" style:parent-style-name="Standard">
      <style:text-properties officeooo:paragraph-rsid="00c28cbe"/>
    </style:style>
    <style:style style:name="P4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556e9" officeooo:paragraph-rsid="0029ba73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8pt" officeooo:rsid="00c556e9" officeooo:paragraph-rsid="00c62ba3"/>
    </style:style>
    <style:style style:name="P6" style:family="paragraph" style:parent-style-name="Standard">
      <style:text-properties fo:font-size="18pt" officeooo:rsid="00c556e9" officeooo:paragraph-rsid="00c6508f"/>
    </style:style>
    <style:style style:name="P7" style:family="paragraph" style:parent-style-name="Standard">
      <loext:graphic-properties draw:fill-gradient-name="gradient" draw:fill-hatch-name="hatch"/>
      <style:paragraph-properties fo:margin-left="1.499cm" fo:margin-right="0cm" fo:text-indent="-1.499cm" style:auto-text-indent="false">
        <style:tab-stops/>
      </style:paragraph-properties>
      <style:text-properties fo:font-size="18pt" officeooo:rsid="00c556e9" officeooo:paragraph-rsid="00c6508f"/>
    </style:style>
    <style:style style:name="P8" style:family="paragraph" style:parent-style-name="Standard">
      <loext:graphic-properties draw:fill-gradient-name="gradient" draw:fill-hatch-name="hatch"/>
      <style:paragraph-properties fo:margin-left="1.499cm" fo:margin-right="0cm" fo:text-indent="-1.499cm" style:auto-text-indent="false">
        <style:tab-stops/>
      </style:paragraph-properties>
      <style:text-properties fo:font-size="18pt" officeooo:rsid="00c556e9" officeooo:paragraph-rsid="00c556e9"/>
    </style:style>
    <style:style style:name="P9" style:family="paragraph" style:parent-style-name="Standard">
      <loext:graphic-properties draw:fill-gradient-name="gradient" draw:fill-hatch-name="hatch"/>
      <style:paragraph-properties fo:margin-left="1.499cm" fo:margin-right="0cm" fo:text-indent="-1.499cm" style:auto-text-indent="false">
        <style:tab-stops/>
      </style:paragraph-properties>
      <style:text-properties officeooo:paragraph-rsid="00c6508f"/>
    </style:style>
    <style:style style:name="T1" style:family="text">
      <style:text-properties officeooo:rsid="00c28cbe"/>
    </style:style>
    <style:style style:name="T2" style:family="text">
      <style:text-properties officeooo:rsid="00c20b50"/>
    </style:style>
    <style:style style:name="T3" style:family="text">
      <style:text-properties fo:font-size="18pt" officeooo:rsid="00c28cbe"/>
    </style:style>
    <style:style style:name="T4" style:family="text">
      <style:text-properties fo:font-size="18pt" officeooo:rsid="00c556e9"/>
    </style:style>
    <style:style style:name="T5" style:family="text">
      <style:text-properties fo:font-size="18pt" officeooo:rsid="00c62ba3"/>
    </style:style>
    <style:style style:name="T6" style:family="text">
      <style:text-properties fo:font-size="18pt" fo:font-style="italic" officeooo:rsid="00c556e9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c62ba3"/>
    </style:style>
    <style:style style:name="T9" style:family="text">
      <style:text-properties officeooo:rsid="00c6508f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alcul littéral</text:p>
      <text:p text:style-name="Standard"/>
      <text:section text:style-name="Sect1" text:name="Section1">
        <text:p text:style-name="P9"><text:span text:style-name="T4">Exprimer en fonction de </text:span><text:span text:style-name="T6">x</text:span></text:p>
        <text:p text:style-name="P9"><text:span text:style-name="T3">oral </text:span><text:span text:style-name="T5">p42-43 : </text:span><text:span text:style-name="T4">4, 7, 8, 27</text:span></text:p>
        <text:p text:style-name="P7"><text:span text:style-name="T8">p43 : </text:span>17, 19, 21</text:p>
        <text:p text:style-name="P7"><text:span text:style-name="T8">p48 : </text:span>75</text:p>
        <text:p text:style-name="P9"/>
        <text:p text:style-name="P7">Distributivité</text:p>
        <text:p text:style-name="P7"><text:span text:style-name="T8">p44 : </text:span><text:span text:style-name="T1">2</text:span>9, 30, 31</text:p>
        <text:p text:style-name="P7"><text:span text:style-name="T8">p45 : </text:span>54</text:p>
        <text:p text:style-name="P7"/>
        <text:p text:style-name="P7">Réduire</text:p>
        <text:p text:style-name="P7"><text:span text:style-name="T8">p43 : </text:span>18, 22, 24, 25</text:p>
        <text:p text:style-name="P7"><text:span text:style-name="T8">p45 : </text:span>55</text:p>
        <text:p text:style-name="P7"><text:span text:style-name="T8">p48 : </text:span>78</text:p>
        <text:p text:style-name="P7"/>
        <text:p text:style-name="P7">Développer et réduire</text:p>
        <text:p text:style-name="P7"><text:span text:style-name="T8">p42 : </text:span>9, 10, 15</text:p>
        <text:p text:style-name="P7"><text:span text:style-name="T8">p44 : </text:span>32, 33, 34, 38, 39 </text:p>
        <text:p text:style-name="P7"><text:span text:style-name="T8">p45 : </text:span>40, 41, 42, 43, 57</text:p>
        <text:p text:style-name="P7"><text:span text:style-name="T8">p48 : </text:span>76, 80</text:p>
        <text:p text:style-name="P7"><text:span text:style-name="T8">p49 : </text:span>83</text:p>
        <text:p text:style-name="P7"/>
        <text:p text:style-name="P7">Factoriser</text:p>
        <text:p text:style-name="P7"><text:span text:style-name="T8">p42 : </text:span>11, 13, 14, 16</text:p>
        <text:p text:style-name="P7"><text:span text:style-name="T8">p45 : </text:span>44, 45, 46, 47, 48, 49, 50, 51, 52, 53</text:p>
        <text:p text:style-name="P7"><text:span text:style-name="T8">p41 : </text:span>2, 3</text:p>
        <text:p text:style-name="P7"/>
        <text:p text:style-name="P7">Double développement</text:p>
        <text:p text:style-name="P7"><text:span text:style-name="T8">p42 : </text:span>12</text:p>
        <text:p text:style-name="P7"><text:span text:style-name="T8">p46 : </text:span>59, 60, 61, 62</text:p>
        <text:p text:style-name="P7"/>
        <text:p text:style-name="P7">Signe moins devant parenthèse</text:p>
        <text:p text:style-name="P7"/>
        <text:p text:style-name="P7">Vérifications d’égalités</text:p>
        <text:p text:style-name="P7"><text:span text:style-name="T8">p44 : </text:span>28</text:p>
        <text:p text:style-name="P7"><text:span text:style-name="T8">p46 : </text:span>63</text:p>
        <text:p text:style-name="P7"><text:span text:style-name="T8">p48 : </text:span>77</text:p>
        <text:p text:style-name="P7"/>
        <text:p text:style-name="P7">Problèmes plus difficiles</text:p>
        <text:p text:style-name="P7"><text:span text:style-name="T8">p49 : </text:span>86</text:p>
        <text:p text:style-name="P7"><text:span text:style-name="T9">p50 :</text:span> 89, 90, 91, 92</text:p>
        <text:p text:style-name="P7"><text:span text:style-name="T9">p51 : </text:span>95, 96</text:p>
      </text:section>
      <text:p text:style-name="P8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12M43S</meta:editing-duration>
    <meta:editing-cycles>152</meta:editing-cycles>
    <meta:generator>LibreOffice/7.3.7.2$Linux_X86_64 LibreOffice_project/30$Build-2</meta:generator>
    <meta:initial-creator>Véronique et Thibaud FONTANET</meta:initial-creator>
    <dc:date>2024-08-14T14:49:34.262884145</dc:date>
    <meta:print-date>2021-01-04T09:36:06.738044778</meta:print-date>
    <meta:document-statistic meta:table-count="0" meta:image-count="0" meta:object-count="0" meta:page-count="1" meta:paragraph-count="34" meta:word-count="138" meta:character-count="549" meta:non-whitespace-character-count="444"/>
  </office:meta>
</office:document-meta>
</file>